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0c28"/>
    </style:style>
    <style:style style:name="P2" style:family="paragraph" style:parent-style-name="Standard">
      <style:text-properties officeooo:rsid="0015b2e2" officeooo:paragraph-rsid="00133738"/>
    </style:style>
    <style:style style:name="P3" style:family="paragraph" style:parent-style-name="Standard">
      <style:text-properties fo:font-weight="bold" officeooo:paragraph-rsid="00133738" style:font-weight-asian="bold" style:font-weight-complex="bold"/>
    </style:style>
    <style:style style:name="P4" style:family="paragraph" style:parent-style-name="Standard">
      <style:text-properties officeooo:rsid="001a3241" officeooo:paragraph-rsid="00133738"/>
    </style:style>
    <style:style style:name="P5" style:family="paragraph" style:parent-style-name="Standard">
      <style:text-properties officeooo:paragraph-rsid="00133738"/>
    </style:style>
    <style:style style:name="T1" style:family="text">
      <style:text-properties officeooo:rsid="000a28a5"/>
    </style:style>
    <style:style style:name="T2" style:family="text">
      <style:text-properties officeooo:rsid="000e8505"/>
    </style:style>
    <style:style style:name="T3" style:family="text">
      <style:text-properties officeooo:rsid="00100c28"/>
    </style:style>
    <style:style style:name="T4" style:family="text">
      <style:text-properties officeooo:rsid="0010fd2a"/>
    </style:style>
    <style:style style:name="T5" style:family="text">
      <style:text-properties officeooo:rsid="0015b2e2"/>
    </style:style>
    <style:style style:name="T6" style:family="text">
      <style:text-properties officeooo:rsid="0012403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7aae7"/>
    </style:style>
    <style:style style:name="T9" style:family="text">
      <style:text-properties officeooo:rsid="0019739e"/>
    </style:style>
    <style:style style:name="T10" style:family="text">
      <style:text-properties officeooo:rsid="001bb7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V</text:span>ersion <text:s/><text:span text:style-name="T6">of unity: </text:span>2019.2.4f1 </text:p>
      <text:p text:style-name="P5"><text:span text:style-name="T5">Github link: </text:span><text:a xlink:type="simple" xlink:href="https://github.com/MakarenkoElena91/Mobile-Apps/tree/master/Star%20Jump" text:style-name="Internet_20_link" text:visited-style-name="Visited_20_Internet_20_Link">https://github.com/MakarenkoElena91/Mobile-Apps/tree/master/Star%20Jump</text:a></text:p>
      <text:p text:style-name="P2"><text:span text:style-name="T7">Note</text:span>: The unity package was not submitted due to the fact that all tags and layers are getting lost when the package is impo<text:span text:style-name="T8">r</text:span>ted. <text:s/><text:span text:style-name="T8">The whole folder</text:span> is provided instead.</text:p>
      <text:p text:style-name="P5"/>
      <text:p text:style-name="P3">Developer's diary</text:p>
      <text:p text:style-name="P5">Week 1</text:p>
      <text:p text:style-name="P5">Discussed the main points of <text:span text:style-name="T1">the </text:span>design document. Agreed on 9:16 screen size. <text:span text:style-name="T2">Agreed to add pause menu.</text:span></text:p>
      <text:p text:style-name="P5"/>
      <text:p text:style-name="P5">Week 2</text:p>
      <text:p text:style-name="P5">The basic prototype was presented. Changes in background. Agreed to leave my version of a background as it is more homogeneous </text:p>
      <text:p text:style-name="P5"><text:span text:style-name="T3">(</text:span> scrolling <text:s/><text:span text:style-name="T3">of </text:span>the background is less noticeable<text:span text:style-name="T3">)</text:span>. Faced a problem with the background, after hours of adjusting 2 backgrounds together </text:p>
      <text:p text:style-name="P5">a thin gap was still seen. A black square did the trick.</text:p>
      <text:p text:style-name="P5"/>
      <text:p text:style-name="P5">Week 3</text:p>
      <text:p text:style-name="P5">Decided to add some effect when star hits the ground/planets. Proposed to add a particle system. Showed a demo. </text:p>
      <text:p text:style-name="P5">The customer approved the change. </text:p>
      <text:p text:style-name="P5"/>
      <text:p text:style-name="P5">Week 4</text:p>
      <text:p text:style-name="P5">Design documenent missed the score manager, added after confirmation with the customer. Agreed to keep the score of each level.</text:p>
      <text:p text:style-name="P5"/>
      <text:p text:style-name="P5">Week 5</text:p>
      <text:p text:style-name="P5">Discussed the menu scene. Was agreed to leave the play button along with the levels button. </text:p>
      <text:p text:style-name="P5">When clicked on the play button the previously played level is loaded.</text:p>
      <text:p text:style-name="P5"/>
      <text:p text:style-name="P5">Week 6</text:p>
      <text:p text:style-name="P5">Discussed options menu. Star changing color. Agreed on 3 colors: red, green, yellow.</text:p>
      <text:p text:style-name="P5"/>
      <text:p text:style-name="P5">Week 7</text:p>
      <text:p text:style-name="P5">Found online audio clip and sound effect that in my opinion would suit the game design, approved with the customer.</text:p>
      <text:p text:style-name="P5">The sound effect is played when the player object hits the ground/planets. The audio clip is played throughout the whole game.</text:p>
      <text:p text:style-name="P5"/>
      <text:p text:style-name="P5">Week 8</text:p>
      <text:p text:style-name="P5">Tried to add a volume slider according to tutorial:https://johnleonardfrench.com/articles/the-right-way-to-make-a-volume-slider-in-unity-using-logarithmic-conversion/</text:p>
      <text:p text:style-name="P5">Bug found in unity version 2019.2.5f1 (UnityEvent not showing dynamic method call in inspector) </text:p>
      <text:p text:style-name="P5">Others already faced this problem, proof:https://stackoverflow.com/questions/57897807/unityevent-not-showing-dynamic-method-call-in-inspector-other-unity-events-brok</text:p>
      <text:p text:style-name="P5">Downgrading to version <text:s/>2019.2.4f1 fixed the problem. </text:p>
      <text:p text:style-name="P5"/>
      <text:p text:style-name="P5">Week 9</text:p>
      <text:p text:style-name="P5">Discussed splash screen design. Decided to keep it simple: a smilie star and the background.</text:p>
      <text:p text:style-name="P5"/>
      <text:p text:style-name="P5"/>
      <text:p text:style-name="P5"/>
      <text:p text:style-name="P5"><text:soft-page-break/>Week 10</text:p>
      <text:p text:style-name="P5">Testing. <text:span text:style-name="T9">The</text:span> apk <text:span text:style-name="T4">was sent to a couple of ‘testers’</text:span>. <text:span text:style-name="T9">The following f</text:span>eedback <text:span text:style-name="T9">was provided</text:span>: <text:span text:style-name="T4">does not look good on a landscape view, was decided to lock the lanscape view and leave portrait view only.</text:span></text:p>
      <text:p text:style-name="P4">At level 1 no planets appear at the very top. Was decided to add a collider to the ‘ceiling’, (worked on desktop, but did not <text:s/>work on a phone for some reason, consequently, more planets were added).</text:p>
      <text:p text:style-name="P5">Week 11</text:p>
      <text:p text:style-name="P5"><text:span text:style-name="T10">Final testing. </text:span>Delivery of the product. </text:p>
      <text:p text:style-name="P5"/>
      <text:p text:style-name="P5"><text:s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9:30:52.549245249</meta:creation-date>
    <dc:date>2019-12-12T21:20:50.288716814</dc:date>
    <meta:editing-duration>PT12H40M45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36" meta:word-count="388" meta:character-count="2559" meta:non-whitespace-character-count="2191"/>
  </office:meta>
</office:document-meta>
</file>